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IS-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30<text:span text:style-name="T1">(</text:span>c<text:span text:style-name="T1">)</text:span>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-27.5" calcext:value-type="float">
            <text:p>-27.5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-36" calcext:value-type="float">
            <text:p>-36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6_17-10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60(c)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3_15-20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office:value-type="float" office:value="1.12" calcext:value-type="float">
            <text:p>1.1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300(c)</text:p>
          </table:table-cell>
          <table:table-cell office:value-type="float" office:value="1.14" calcext:value-type="float">
            <text:p>1.1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30_12-49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149<text:span text:style-name="T1">(</text:span>c<text:span text:style-name="T1">)</text:span></text:p>
          </table:table-cell>
          <table:table-cell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2_11-49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25" calcext:value-type="float">
            <text:p>25</text:p>
          </table:table-cell>
          <table:table-cell office:value-type="float" office:value="1.34" calcext:value-type="float">
            <text:p>1.3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-50<text:span text:style-name="T1">(</text:span>c<text:span text:style-name="T1">)</text:span></text:p>
          </table:table-cell>
          <table:table-cell office:value-type="float" office:value="1.37" calcext:value-type="float">
            <text:p>1.37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3_17-03_app2</text:p>
          </table:table-cell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2:29:57.080513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5-03T17:05:30.772123530</dc:date>
    <meta:editing-duration>P17DT21H54M48S</meta:editing-duration>
    <meta:editing-cycles>55</meta:editing-cycles>
    <meta:generator>LibreOffice/5.1.6.2$Linux_X86_64 LibreOffice_project/10m0$Build-2</meta:generator>
    <meta:document-statistic meta:table-count="1" meta:cell-count="838" meta:object-count="0"/>
  </office:meta>
</office:document-meta>
</file>